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7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4.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4.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4.5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7.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7.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7.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7.5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cm" svg:height="3cm" svg:x="16.5cm" svg:y="10.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4.5cm" svg:y="10.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10.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10.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10.5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13.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3.5cm" svg:y="13.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13.5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16.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16.5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0.5cm" svg:y="19.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19.5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2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7.5cm" svg:y="22.5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2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7.5cm" svg:y="25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9T09:34:19.104008918</meta:creation-date>
    <dc:date>2021-08-09T09:48:15.556853010</dc:date>
    <meta:editing-duration>PT7M25S</meta:editing-duration>
    <meta:editing-cycles>3</meta:editing-cycles>
    <meta:generator>LibreOffice/7.1.4.2$Linux_X86_64 LibreOffice_project/10$Build-2</meta:generator>
    <meta:document-statistic meta:object-count="54"/>
  </office:meta>
</office:document-meta>
</file>